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outline1">
      <style:graphic-properties fo:min-height="8.88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3.473cm" svg:x="1.5cm" svg:y="6cm" presentation:class="title" presentation:user-transformed="true">
          <draw:text-box>
            <text:p text:style-name="P1">Понятие структурного программирования</text:p>
          </draw:text-box>
        </draw:frame>
        <draw:frame presentation:style-name="pr2" draw:text-style-name="P1" draw:layer="layout" svg:width="25.199cm" svg:height="2.82cm" svg:x="1.402cm" svg:y="10cm" presentation:class="outline" presentation:user-transformed="true">
          <draw:text-box>
            <text:list text:style-name="L2">
              <text:list-header>
                <text:p text:style-name="P2">Лекция 3-1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Принципы структурного программирования</text:p>
          </draw:text-box>
        </draw:frame>
        <draw:frame presentation:style-name="pr2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Принцип 1. Следует отказаться от использования оператора безусловного перехода goto.</text:p>
              </text:list-item>
              <text:list-item>
                <text:p>Принцип 2. Любая программа строится из трёх базовых управляющих конструкций: последовательность, ветвление, цикл.</text:p>
              </text:list-item>
              <text:list-item>
                <text:p>Принцип 3. В программе базовые управляющие конструкции могут быть вложены друг в друга произвольным образом. Никаких других средств управления последовательностью выполнения операций не предусматривается.</text:p>
              </text:list-item>
              <text:list-item>
                <text:p>Принцип 4. Повторяющиеся фрагменты программы можно оформить в виде подпрограмм (процедур и функций). Таким же образом (в виде подпрограмм) можно оформить логически целостные фрагменты программы, даже если они не повторяются.</text:p>
              </text:list-item>
              <text:list-item>
                <text:p>Принцип 5. Каждую логически законченную группу инструкций следует оформить как блок. Блоки являются основой структурного программирования.</text:p>
              </text:list-item>
              <text:list-item>
                <text:p>Принцип 6. Все перечисленные конструкции должны иметь один вход и один выход.</text:p>
              </text:list-item>
              <text:list-item>
                <text:p>Принцип 7. Разработка программы ведётся пошагово, методом «сверху вниз» (top-down method)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5T16:42:16.003572029</meta:creation-date>
    <meta:generator>LibreOffice/7.3.7.2$Linux_X86_64 LibreOffice_project/30$Build-2</meta:generator>
    <dc:date>2023-03-21T10:33:30.097159276</dc:date>
    <meta:editing-duration>PT1H56M20S</meta:editing-duration>
    <meta:editing-cycles>18</meta:editing-cycles>
    <meta:document-statistic meta:object-count="29"/>
  </office:meta>
</office:document-meta>
</file>